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etorakenteiden harjoitustyö</text:p>
      <text:p text:style-name="P1">Prim Vs Kruskal</text:p>
      <text:p text:style-name="P1">Toteutusdokumentti</text:p>
      <text:p text:style-name="P1">Herkko Virolainen</text:p>
      <text:p text:style-name="P1">23.5.2011</text:p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Yleistä</text:h>
      <text:p text:style-name="Standard">Dokumentin tarkoituksena on selkeyttää ohjelman toteutuksen yksityiskohtia. Dokumentti jakautuu 3 osaan. Ensimmäinen osa käsittelee Primin algoritmia, toinen Kruskalia ja kolmas kahden algoritmin vertailua. </text:p>
      <text:p text:style-name="Standard"/>
      <text:h text:style-name="Heading_20_2" text:outline-level="2">Primin algoritmi</text:h>
      <text:h text:style-name="Heading_20_3" text:outline-level="3">Yleistä</text:h>
      <text:p text:style-name="Text_20_body">Algoritmille annetaan suuntaamaton verkko kaksiulotteisena taulukkona, jossa on määritelty lähtösolmu, päätössolmu ja kaaren paino. Taulukon avulla muodostetaan vieruslista.</text:p>
      <text:p text:style-name="Text_20_body"/>
      <text:p text:style-name="Text_20_body"/>
      <text:h text:style-name="Heading_20_3" text:outline-level="3">Testaus</text:h>
      <text:p text:style-name="Text_20_body">Mitä luokkia testataan ja miten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rkko </meta:initial-creator>
    <meta:creation-date>2011-05-23T14:18:27</meta:creation-date>
    <dc:date>2011-05-23T15:08:07</dc:date>
    <dc:creator>Herkko </dc:creator>
    <meta:editing-duration>PT00H49M41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1" meta:paragraph-count="12" meta:word-count="60" meta:character-count="536"/>
  </office:meta>
</office:document-meta>
</file>